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ffffff" draw:textarea-horizontal-align="center" draw:textarea-vertical-align="middle"/>
    </style:style>
    <style:style style:name="gr2" style:family="graphic" style:parent-style-name="objectwithoutfill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fill="none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objectwithoutfill">
      <style:graphic-properties draw:stroke="none" draw:fill="none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0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1.8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1.683cm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cm"/>
    </style:style>
    <style:style style:name="gr17" style:family="graphic" style:parent-style-name="standard">
      <style:graphic-properties draw:fill-color="#cccccc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4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2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2.2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08cm"/>
    </style:style>
    <style:style style:name="gr27" style:family="graphic" style:parent-style-name="standard">
      <style:graphic-properties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1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0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4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1.5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5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2.208cm"/>
    </style:style>
    <style:style style:name="gr35" style:family="graphic" style:parent-style-name="standard">
      <style:graphic-properties draw:fill="solid" draw:fill-color="#e6e6e6" draw:textarea-horizontal-align="center" draw:textarea-vertical-align="middle"/>
    </style:style>
    <style:style style:name="gr36" style:family="graphic" style:parent-style-name="objectwithoutfill">
      <style:graphic-properties draw:marker-end="Arrow" draw:fill="none" draw:fill-color="#ffffff" draw:textarea-horizontal-align="center" draw:textarea-vertical-align="middle"/>
    </style:style>
    <style:style style:name="gr37" style:family="graphic" style:parent-style-name="standard">
      <style:graphic-properties draw:marker-end="Arrow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</style:style>
    <style:style style:name="gr4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6" style:family="paragraph">
      <style:paragraph-properties fo:text-align="center"/>
      <style:text-properties fo:font-family="Arial" style:font-family-generic="swiss" style:font-pitch="variable" fo:font-size="10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2.196cm" svg:height="1.281cm" svg:x="39.86cm" svg:y="3.055cm" draw:corner-radius="0.5cm">
          <text:p text:style-name="P1"><text:span text:style-name="T1">Login</text:span></text:p>
        </draw:rect>
        <draw:rect draw:style-name="gr2" draw:text-style-name="P2" draw:id="id4" draw:layer="layout" svg:width="2.195cm" svg:height="1.281cm" svg:x="30.862cm" svg:y="7.257cm" draw:corner-radius="0.5cm">
          <text:p text:style-name="P1"><text:span text:style-name="T1">Inspection</text:span></text:p>
          <text:p text:style-name="P1"><text:span text:style-name="T1">List</text:span></text:p>
        </draw:rect>
        <draw:rect draw:style-name="gr2" draw:text-style-name="P2" draw:id="id3" draw:layer="layout" svg:width="2.196cm" svg:height="1.281cm" svg:x="46.461cm" svg:y="7.257cm" draw:corner-radius="0.5cm">
          <text:p text:style-name="P1"><text:span text:style-name="T1">Schedules/</text:span></text:p>
          <text:p text:style-name="P1"><text:span text:style-name="T1">Complaints</text:span></text:p>
        </draw:rect>
        <draw:connector draw:style-name="gr3" draw:text-style-name="P3" draw:layer="layout" svg:x1="40.958cm" svg:y1="4.336cm" svg:x2="40.959cm" svg:y2="5.157cm" draw:start-shape="id1" draw:start-glue-point="2" draw:end-shape="id2" draw:end-glue-point="0">
          <text:p text:style-name="P4"/>
        </draw:connector>
        <draw:connector draw:style-name="gr4" draw:text-style-name="P3" draw:layer="layout" svg:x1="42.057cm" svg:y1="5.797cm" svg:x2="47.559cm" svg:y2="7.257cm" draw:start-shape="id2" draw:start-glue-point="1" draw:end-shape="id3" draw:end-glue-point="0">
          <text:p text:style-name="P4"/>
        </draw:connector>
        <draw:connector draw:style-name="gr4" draw:text-style-name="P3" draw:layer="layout" svg:x1="39.861cm" svg:y1="5.797cm" svg:x2="31.959cm" svg:y2="7.257cm" draw:start-shape="id2" draw:start-glue-point="3" draw:end-shape="id4" draw:end-glue-point="0">
          <text:p text:style-name="P4"/>
        </draw:connector>
        <draw:rect draw:style-name="gr1" draw:text-style-name="P2" draw:id="id5" draw:layer="layout" svg:width="2.195cm" svg:height="1.281cm" svg:x="26.735cm" svg:y="11.256cm" draw:corner-radius="0.5cm">
          <text:p text:style-name="P1"><text:span text:style-name="T1">Complaint/</text:span></text:p>
          <text:p text:style-name="P1"><text:span text:style-name="T1">Sample</text:span></text:p>
          <text:p text:style-name="P1"><text:span text:style-name="T1">Details</text:span></text:p>
        </draw:rect>
        <draw:rect draw:style-name="gr1" draw:text-style-name="P2" draw:id="id6" draw:layer="layout" svg:width="2.196cm" svg:height="1.281cm" svg:x="34.962cm" svg:y="11.258cm" draw:corner-radius="0.5cm">
          <text:p text:style-name="P1"><text:span text:style-name="T1">Default</text:span></text:p>
          <text:p text:style-name="P1"><text:span text:style-name="T1">Details</text:span></text:p>
        </draw:rect>
        <draw:connector draw:style-name="gr4" draw:text-style-name="P3" draw:layer="layout" svg:x1="31.959cm" svg:y1="8.538cm" svg:x2="27.832cm" svg:y2="11.256cm" draw:start-shape="id4" draw:start-glue-point="2" draw:end-shape="id5" draw:end-glue-point="0">
          <text:p text:style-name="P4"/>
        </draw:connector>
        <draw:connector draw:style-name="gr4" draw:text-style-name="P3" draw:layer="layout" svg:x1="31.959cm" svg:y1="8.538cm" svg:x2="36.06cm" svg:y2="11.258cm" draw:start-shape="id4" draw:start-glue-point="2" draw:end-shape="id6" draw:end-glue-point="0">
          <text:p text:style-name="P4"/>
        </draw:connector>
        <draw:rect draw:style-name="gr1" draw:text-style-name="P2" draw:id="id16" draw:layer="layout" svg:width="2.196cm" svg:height="1.281cm" svg:x="30.873cm" svg:y="15.274cm" draw:corner-radius="0.5cm">
          <text:p text:style-name="P1"><text:span text:style-name="T1">Street</text:span></text:p>
          <text:p text:style-name="P1"><text:span text:style-name="T1">Length</text:span></text:p>
        </draw:rect>
        <draw:rect draw:style-name="gr1" draw:text-style-name="P2" draw:id="id10" draw:layer="layout" svg:width="2.195cm" svg:height="1.281cm" svg:x="21.467cm" svg:y="17.594cm" draw:corner-radius="0.5cm">
          <text:p text:style-name="P1"><text:span text:style-name="T1">Pick Fault</text:span></text:p>
          <text:p text:style-name="P1"><text:span text:style-name="T1">Code</text:span></text:p>
        </draw:rect>
        <draw:connector draw:style-name="gr4" draw:text-style-name="P3" draw:layer="layout" draw:line-skew="4.022cm" svg:x1="36.06cm" svg:y1="12.539cm" svg:x2="31.956cm" svg:y2="23.657cm" draw:start-shape="id6" draw:start-glue-point="2" draw:end-shape="id7" draw:end-glue-point="0">
          <text:p text:style-name="P4"/>
        </draw:connector>
        <draw:connector draw:style-name="gr4" draw:text-style-name="P3" draw:layer="layout" svg:x1="31.971cm" svg:y1="18.874cm" svg:x2="31.971cm" svg:y2="19.989cm" draw:start-shape="id8" draw:start-glue-point="2" draw:end-shape="id9" draw:end-glue-point="0">
          <text:p text:style-name="P4"/>
        </draw:connector>
        <draw:connector draw:style-name="gr4" draw:text-style-name="P3" draw:layer="layout" svg:x1="22.564cm" svg:y1="18.875cm" svg:x2="30.858cm" svg:y2="24.297cm" draw:start-shape="id10" draw:start-glue-point="2" draw:end-shape="id7" draw:end-glue-point="3">
          <text:p text:style-name="P4"/>
        </draw:connector>
        <draw:connector draw:style-name="gr4" draw:text-style-name="P3" draw:layer="layout" svg:x1="33.054cm" svg:y1="24.297cm" svg:x2="40.959cm" svg:y2="6.438cm" draw:start-shape="id7" draw:start-glue-point="1" draw:end-shape="id2" draw:end-glue-point="2">
          <text:p text:style-name="P4"/>
        </draw:connector>
        <draw:rect draw:style-name="gr1" draw:text-style-name="P2" draw:id="id17" draw:layer="layout" svg:width="2.196cm" svg:height="1.281cm" svg:x="46.487cm" svg:y="21.275cm" draw:corner-radius="0.5cm">
          <text:p text:style-name="P1"><text:span text:style-name="T1">Fault</text:span></text:p>
          <text:p text:style-name="P1"><text:span text:style-name="T1">Lookup</text:span></text:p>
        </draw:rect>
        <draw:rect draw:style-name="gr1" draw:text-style-name="P2" draw:id="id12" draw:layer="layout" svg:width="2.196cm" svg:height="1.281cm" svg:x="46.461cm" svg:y="13.057cm" draw:corner-radius="0.5cm">
          <text:p text:style-name="P1"><text:span text:style-name="T1">Service</text:span></text:p>
        </draw:rect>
        <draw:rect draw:style-name="gr1" draw:text-style-name="P2" draw:id="id11" draw:layer="layout" svg:width="2.196cm" svg:height="1.281cm" svg:x="46.461cm" svg:y="10.658cm" draw:corner-radius="0.5cm">
          <text:p text:style-name="P1"><text:span text:style-name="T1">Location</text:span></text:p>
          <text:p text:style-name="P1"><text:span text:style-name="T1">Lookup</text:span></text:p>
        </draw:rect>
        <draw:rect draw:style-name="gr1" draw:text-style-name="P2" draw:id="id22" draw:layer="layout" svg:width="2.196cm" svg:height="1.281cm" svg:x="46.468cm" svg:y="52.263cm" draw:corner-radius="0.5cm">
          <text:p text:style-name="P1"><text:span text:style-name="T1">Text</text:span></text:p>
        </draw:rect>
        <draw:connector draw:style-name="gr5" draw:text-style-name="P3" draw:layer="layout" svg:x1="47.559cm" svg:y1="8.538cm" svg:x2="47.559cm" svg:y2="10.658cm" draw:start-shape="id3" draw:start-glue-point="2" draw:end-shape="id11" draw:end-glue-point="0">
          <text:p text:style-name="P4"/>
        </draw:connector>
        <draw:connector draw:style-name="gr5" draw:text-style-name="P3" draw:layer="layout" svg:x1="47.559cm" svg:y1="11.939cm" svg:x2="47.559cm" svg:y2="13.057cm" draw:start-shape="id11" draw:start-glue-point="2" draw:end-shape="id12" draw:end-glue-point="0">
          <text:p text:style-name="P4"/>
        </draw:connector>
        <draw:connector draw:style-name="gr5" draw:text-style-name="P3" draw:layer="layout" svg:x1="47.559cm" svg:y1="14.338cm" svg:x2="47.544cm" svg:y2="15.607cm" draw:start-shape="id12" draw:start-glue-point="2" draw:end-shape="id13" draw:end-glue-point="0">
          <text:p text:style-name="P4"/>
        </draw:connector>
        <draw:connector draw:style-name="gr5" draw:text-style-name="P3" draw:layer="layout" svg:x1="49.488cm" svg:y1="16.247cm" svg:x2="52.833cm" svg:y2="18.407cm" draw:start-shape="id13" draw:start-glue-point="1" draw:end-shape="id14" draw:end-glue-point="0">
          <text:p text:style-name="P4"/>
        </draw:connector>
        <draw:rect draw:style-name="gr1" draw:text-style-name="P2" draw:id="id2" draw:layer="layout" svg:width="2.196cm" svg:height="1.281cm" svg:x="39.861cm" svg:y="5.157cm" draw:corner-radius="0.5cm">
          <text:p text:style-name="P1"><text:span text:style-name="T1">Main Menu</text:span></text:p>
        </draw:rect>
        <draw:rect draw:style-name="gr1" draw:text-style-name="P2" draw:id="id7" draw:layer="layout" svg:width="2.196cm" svg:height="1.281cm" svg:x="30.858cm" svg:y="23.657cm" draw:corner-radius="0.5cm">
          <text:p text:style-name="P1"><text:span text:style-name="T1">Update</text:span></text:p>
          <text:p text:style-name="P1"><text:span text:style-name="T1">Status</text:span></text:p>
        </draw:rect>
        <draw:rect draw:style-name="gr6" draw:text-style-name="P2" draw:layer="layout" svg:width="2.196cm" svg:height="1.281cm" svg:x="31.602cm" svg:y="22.259cm" draw:corner-radius="0.5cm">
          <text:p text:style-name="P4"/>
        </draw:rect>
        <draw:rect draw:style-name="gr1" draw:text-style-name="P2" draw:id="id9" draw:layer="layout" svg:width="2.196cm" svg:height="1.281cm" svg:x="30.873cm" svg:y="19.989cm" draw:corner-radius="0.5cm">
          <text:p text:style-name="P1"><text:span text:style-name="T1">Default</text:span></text:p>
          <text:p text:style-name="P1"><text:span text:style-name="T1">Additional</text:span></text:p>
        </draw:rect>
        <draw:connector draw:style-name="gr5" draw:text-style-name="P3" draw:layer="layout" draw:line-skew="-0.371cm" svg:x1="31.971cm" svg:y1="21.27cm" svg:x2="31.956cm" svg:y2="23.657cm" draw:start-shape="id9" draw:start-glue-point="2" draw:end-shape="id7" draw:end-glue-point="0">
          <text:p text:style-name="P4"/>
        </draw:connector>
        <draw:connector draw:style-name="gr5" draw:text-style-name="P3" draw:layer="layout" svg:x1="36.06cm" svg:y1="12.539cm" svg:x2="33.069cm" svg:y2="18.233cm" draw:start-shape="id6" draw:start-glue-point="2" draw:end-shape="id8" draw:end-glue-point="1">
          <text:p text:style-name="P4"/>
        </draw:connector>
        <draw:rect draw:style-name="gr1" draw:text-style-name="P2" draw:id="id15" draw:layer="layout" svg:width="2.195cm" svg:height="1.281cm" svg:x="26.745cm" svg:y="15.272cm" draw:corner-radius="0.5cm">
          <text:p text:style-name="P1"><text:span text:style-name="T1">Pick Fault</text:span></text:p>
          <text:p text:style-name="P1"><text:span text:style-name="T1">Code</text:span></text:p>
        </draw:rect>
        <draw:connector draw:style-name="gr5" draw:text-style-name="P3" draw:layer="layout" svg:x1="27.832cm" svg:y1="12.537cm" svg:x2="27.842cm" svg:y2="15.272cm" draw:start-shape="id5" draw:start-glue-point="2" draw:end-shape="id15" draw:end-glue-point="0">
          <text:p text:style-name="P4"/>
        </draw:connector>
        <draw:frame draw:style-name="gr7" draw:text-style-name="P5" draw:layer="layout" svg:width="0.98cm" svg:height="0.395cm" svg:x="28.069cm" svg:y="13.036cm">
          <draw:text-box>
            <text:p text:style-name="P4"><text:span text:style-name="T1">Action</text:span></text:p>
          </draw:text-box>
        </draw:frame>
        <draw:frame draw:style-name="gr8" draw:layer="layout" svg:width="0.002cm" svg:height="1.025cm" svg:x="23.076cm" svg:y="14.532cm">
          <draw:text-box>
            <text:p text:style-name="P4"/>
          </draw:text-box>
        </draw:frame>
        <draw:frame draw:style-name="gr9" draw:text-style-name="P2" draw:id="id36" draw:layer="layout" svg:width="1.395cm" svg:height="0.789cm" svg:x="21.867cm" svg:y="13.156cm">
          <draw:text-box>
            <text:p text:style-name="P1"><text:span text:style-name="T1">Not</text:span></text:p>
            <text:p text:style-name="P1"><text:span text:style-name="T1">Checked</text:span></text:p>
          </draw:text-box>
        </draw:frame>
        <draw:frame draw:style-name="gr10" draw:text-style-name="P5" draw:id="id35" draw:layer="layout" svg:width="1.683cm" svg:height="0.789cm" svg:x="24.317cm" svg:y="15.036cm">
          <draw:text-box>
            <text:p text:style-name="P4"><text:span text:style-name="T1">No Further</text:span></text:p>
            <text:p text:style-name="P1"><text:span text:style-name="T1">Action</text:span></text:p>
          </draw:text-box>
        </draw:frame>
        <draw:rect draw:style-name="gr1" draw:text-style-name="P2" draw:id="id8" draw:layer="layout" svg:width="2.196cm" svg:height="1.281cm" svg:x="30.873cm" svg:y="17.593cm" draw:corner-radius="0.5cm">
          <text:p text:style-name="P1"><text:span text:style-name="T1">Default</text:span></text:p>
          <text:p text:style-name="P1"><text:span text:style-name="T1">Date</text:span></text:p>
        </draw:rect>
        <draw:connector draw:style-name="gr5" draw:text-style-name="P3" draw:layer="layout" svg:x1="31.971cm" svg:y1="16.555cm" svg:x2="31.971cm" svg:y2="17.593cm" draw:start-shape="id16" draw:start-glue-point="2" draw:end-shape="id8" draw:end-glue-point="0">
          <text:p text:style-name="P4"/>
        </draw:connector>
        <draw:connector draw:style-name="gr5" draw:text-style-name="P3" draw:layer="layout" svg:x1="28.94cm" svg:y1="15.912cm" svg:x2="30.873cm" svg:y2="15.914cm" draw:start-shape="id15" draw:start-glue-point="1" draw:end-shape="id16" draw:end-glue-point="3">
          <text:p text:style-name="P4"/>
        </draw:connector>
        <draw:rect draw:style-name="gr1" draw:text-style-name="P2" draw:id="id14" draw:layer="layout" svg:width="2.196cm" svg:height="1.281cm" svg:x="51.735cm" svg:y="18.407cm" draw:corner-radius="0.5cm">
          <text:p text:style-name="P1"><text:span text:style-name="T1">Add</text:span></text:p>
          <text:p text:style-name="P1"><text:span text:style-name="T1">Customer</text:span></text:p>
          <text:p text:style-name="P1"><text:span text:style-name="T1">Details?</text:span></text:p>
        </draw:rect>
        <draw:connector draw:style-name="gr5" draw:text-style-name="P3" draw:layer="layout" svg:x1="52.833cm" svg:y1="19.688cm" svg:x2="48.683cm" svg:y2="21.915cm" draw:start-shape="id14" draw:start-glue-point="2" draw:end-shape="id17" draw:end-glue-point="1">
          <text:p text:style-name="P4"/>
        </draw:connector>
        <draw:frame draw:style-name="gr11" draw:text-style-name="P5" draw:layer="layout" svg:width="1.007cm" svg:height="0.483cm" svg:x="53.07cm" svg:y="20.285cm">
          <draw:text-box>
            <text:p text:style-name="P4"><text:span text:style-name="T1">No</text:span></text:p>
          </draw:text-box>
        </draw:frame>
        <draw:rect draw:style-name="gr1" draw:text-style-name="P2" draw:id="id18" draw:layer="layout" svg:width="2.196cm" svg:height="1.281cm" svg:x="61.361cm" svg:y="18.407cm" draw:corner-radius="0.5cm">
          <text:p text:style-name="P1"><text:span text:style-name="T1">Customer</text:span></text:p>
          <text:p text:style-name="P1"><text:span text:style-name="T1">Details</text:span></text:p>
        </draw:rect>
        <draw:rect draw:style-name="gr1" draw:text-style-name="P2" draw:id="id19" draw:layer="layout" svg:width="2.196cm" svg:height="1.281cm" svg:x="61.361cm" svg:y="21.56cm" draw:corner-radius="0.5cm">
          <text:p text:style-name="P1"><text:span text:style-name="T1">Customer</text:span></text:p>
          <text:p text:style-name="P1"><text:span text:style-name="T1">Location</text:span></text:p>
          <text:p text:style-name="P1"><text:span text:style-name="T1">Lookup</text:span></text:p>
        </draw:rect>
        <draw:rect draw:style-name="gr1" draw:text-style-name="P2" draw:id="id20" draw:layer="layout" svg:width="2.589cm" svg:height="1.425cm" svg:x="61.187cm" svg:y="23.861cm" draw:corner-radius="0.5cm">
          <text:p text:style-name="P1"><text:span text:style-name="T1">Pick or Add</text:span></text:p>
          <text:p text:style-name="P1"><text:span text:style-name="T1">Customer</text:span></text:p>
          <text:p text:style-name="P1"><text:span text:style-name="T1">Address</text:span></text:p>
        </draw:rect>
        <draw:connector draw:style-name="gr5" draw:text-style-name="P3" draw:layer="layout" svg:x1="53.931cm" svg:y1="19.047cm" svg:x2="61.361cm" svg:y2="19.047cm" draw:start-shape="id14" draw:start-glue-point="1" draw:end-shape="id18" draw:end-glue-point="3">
          <text:p text:style-name="P4"/>
        </draw:connector>
        <draw:connector draw:style-name="gr5" draw:text-style-name="P3" draw:layer="layout" svg:x1="62.459cm" svg:y1="19.688cm" svg:x2="62.459cm" svg:y2="21.56cm" draw:start-shape="id18" draw:start-glue-point="2" draw:end-shape="id19" draw:end-glue-point="0">
          <text:p text:style-name="P4"/>
        </draw:connector>
        <draw:connector draw:style-name="gr5" draw:text-style-name="P3" draw:layer="layout" svg:x1="62.459cm" svg:y1="22.841cm" svg:x2="62.481cm" svg:y2="23.861cm" draw:start-shape="id19" draw:start-glue-point="2" draw:end-shape="id20" draw:end-glue-point="0">
          <text:p text:style-name="P4"/>
        </draw:connector>
        <draw:connector draw:style-name="gr5" draw:text-style-name="P3" draw:layer="layout" draw:line-skew="4.345cm" svg:x1="61.187cm" svg:y1="24.573cm" svg:x2="48.683cm" svg:y2="21.915cm" draw:start-shape="id20" draw:start-glue-point="3" draw:end-shape="id17" draw:end-glue-point="1">
          <text:p text:style-name="P4"/>
        </draw:connector>
        <draw:frame draw:style-name="gr12" draw:text-style-name="P5" draw:id="id28" draw:layer="layout" svg:width="1.852cm" svg:height="0.841cm" svg:x="61.669cm" svg:y="26.036cm">
          <draw:text-box>
            <text:p text:style-name="P4"><text:span text:style-name="T1">No Address</text:span></text:p>
            <text:p text:style-name="P4"><text:span text:style-name="T1">to be added</text:span></text:p>
          </draw:text-box>
        </draw:frame>
        <draw:frame draw:style-name="gr13" draw:text-style-name="P5" draw:layer="layout" svg:width="1.683cm" svg:height="0.841cm" svg:x="62.669cm" svg:y="19.985cm">
          <draw:text-box>
            <text:p text:style-name="P4"><text:span text:style-name="T1">Address to</text:span></text:p>
            <text:p text:style-name="P4"><text:span text:style-name="T1"><text:s/></text:span><text:span text:style-name="T1">be added</text:span></text:p>
          </draw:text-box>
        </draw:frame>
        <draw:frame draw:style-name="gr11" draw:text-style-name="P5" draw:layer="layout" svg:width="1.007cm" svg:height="0.483cm" svg:x="59.071cm" svg:y="19.187cm">
          <draw:text-box>
            <text:p text:style-name="P4"><text:span text:style-name="T1">Yes</text:span></text:p>
          </draw:text-box>
        </draw:frame>
        <draw:rect draw:style-name="gr1" draw:text-style-name="P2" draw:id="id21" draw:layer="layout" svg:width="2.195cm" svg:height="1.281cm" svg:x="30.863cm" svg:y="10.258cm" draw:corner-radius="0.5cm">
          <text:p text:style-name="P1"><text:span text:style-name="T1">Customer</text:span></text:p>
          <text:p text:style-name="P1"><text:span text:style-name="T1">Details</text:span></text:p>
        </draw:rect>
        <draw:connector draw:style-name="gr14" draw:text-style-name="P3" draw:layer="layout" draw:type="lines" draw:line-skew="-0.278cm" svg:x1="34.962cm" svg:y1="11.898cm" svg:x2="33.058cm" svg:y2="10.898cm" draw:start-shape="id6" draw:start-glue-point="3" draw:end-shape="id21" draw:end-glue-point="1">
          <text:p text:style-name="P4"/>
        </draw:connector>
        <draw:connector draw:style-name="gr14" draw:text-style-name="P3" draw:layer="layout" draw:type="lines" draw:line-skew="0.177cm -0.095cm" svg:x1="28.93cm" svg:y1="11.896cm" svg:x2="30.863cm" svg:y2="10.898cm" draw:start-shape="id5" draw:start-glue-point="1" draw:end-shape="id21" draw:end-glue-point="3">
          <text:p text:style-name="P4"/>
        </draw:connector>
        <draw:frame draw:style-name="gr15" draw:text-style-name="P5" draw:layer="layout" svg:width="1.683cm" svg:height="0.395cm" svg:x="33.969cm" svg:y="17.737cm">
          <draw:text-box>
            <text:p text:style-name="P4"><text:span text:style-name="T1">Re-Default</text:span></text:p>
          </draw:text-box>
        </draw:frame>
        <draw:frame draw:style-name="gr16" draw:text-style-name="P5" draw:layer="layout" svg:width="1.42cm" svg:height="0.789cm" svg:x="34.134cm" svg:y="21.198cm">
          <draw:text-box>
            <text:p text:style-name="P4"><text:span text:style-name="T1">Credit/</text:span></text:p>
            <text:p text:style-name="P4"><text:span text:style-name="T1">Credit All</text:span></text:p>
          </draw:text-box>
        </draw:frame>
        <draw:circle draw:style-name="gr17" draw:text-style-name="P3" draw:layer="layout" svg:width="0.424cm" svg:height="0.424cm" svg:x="35.835cm" svg:y="15.703cm">
          <text:p text:style-name="P4"/>
        </draw:circle>
        <draw:connector draw:style-name="gr5" draw:text-style-name="P3" draw:layer="layout" svg:x1="47.585cm" svg:y1="22.556cm" svg:x2="47.566cm" svg:y2="52.263cm" draw:start-shape="id17" draw:start-glue-point="2" draw:end-shape="id22" draw:end-glue-point="0">
          <text:p text:style-name="P4"/>
        </draw:connector>
        <draw:rect draw:style-name="gr2" draw:text-style-name="P2" draw:id="id23" draw:layer="layout" svg:width="2.195cm" svg:height="1.281cm" svg:x="57.623cm" svg:y="7.256cm" draw:corner-radius="0.5cm">
          <text:p text:style-name="P1"><text:span text:style-name="T1">Officer</text:span></text:p>
          <text:p text:style-name="P1"><text:span text:style-name="T1">Maint.</text:span></text:p>
        </draw:rect>
        <draw:rect draw:style-name="gr1" draw:text-style-name="P2" draw:id="id25" draw:layer="layout" svg:width="2.195cm" svg:height="1.281cm" svg:x="63.386cm" svg:y="10.069cm" draw:corner-radius="0.5cm">
          <text:p text:style-name="P1"><text:span text:style-name="T1">Pick</text:span></text:p>
          <text:p text:style-name="P1"><text:span text:style-name="T1">Cover</text:span></text:p>
          <text:p text:style-name="P1"><text:span text:style-name="T1">Officer</text:span></text:p>
        </draw:rect>
        <draw:rect draw:style-name="gr1" draw:text-style-name="P2" draw:id="id24" draw:layer="layout" svg:width="2.195cm" svg:height="1.281cm" svg:x="60.323cm" svg:y="10.086cm" draw:corner-radius="0.5cm">
          <text:p text:style-name="P1"><text:span text:style-name="T1">Choose</text:span></text:p>
          <text:p text:style-name="P1"><text:span text:style-name="T1">Absent</text:span></text:p>
          <text:p text:style-name="P1"><text:span text:style-name="T1">Officer</text:span></text:p>
        </draw:rect>
        <draw:rect draw:style-name="gr1" draw:text-style-name="P2" draw:id="id26" draw:layer="layout" svg:width="2.195cm" svg:height="1.281cm" svg:x="57.612cm" svg:y="10.057cm" draw:corner-radius="0.5cm">
          <text:p text:style-name="P1"><text:span text:style-name="T1">Officer</text:span></text:p>
          <text:p text:style-name="P1"><text:span text:style-name="T1">Absent</text:span></text:p>
        </draw:rect>
        <draw:rect draw:style-name="gr1" draw:text-style-name="P2" draw:id="id27" draw:layer="layout" svg:width="2.195cm" svg:height="1.281cm" svg:x="63.391cm" svg:y="7.249cm" draw:corner-radius="0.5cm">
          <text:p text:style-name="P1"><text:span text:style-name="T1">Absent</text:span></text:p>
          <text:p text:style-name="P1"><text:span text:style-name="T1">Officer Active</text:span></text:p>
          <text:p text:style-name="P1"><text:span text:style-name="T1">Again</text:span></text:p>
        </draw:rect>
        <draw:connector draw:style-name="gr5" draw:text-style-name="P3" draw:layer="layout" svg:x1="42.057cm" svg:y1="5.797cm" svg:x2="58.72cm" svg:y2="7.256cm" draw:start-shape="id2" draw:start-glue-point="1" draw:end-shape="id23" draw:end-glue-point="0">
          <text:p text:style-name="P4"/>
        </draw:connector>
        <draw:connector draw:style-name="gr5" draw:text-style-name="P3" draw:layer="layout" svg:x1="62.518cm" svg:y1="10.726cm" svg:x2="63.386cm" svg:y2="10.709cm" draw:start-shape="id24" draw:start-glue-point="1" draw:end-shape="id25" draw:end-glue-point="3">
          <text:p text:style-name="P4"/>
        </draw:connector>
        <draw:connector draw:style-name="gr5" draw:text-style-name="P3" draw:layer="layout" draw:line-skew="-0.188cm" svg:x1="58.72cm" svg:y1="8.537cm" svg:x2="61.42cm" svg:y2="10.086cm" draw:start-shape="id23" draw:start-glue-point="2" draw:end-shape="id24" draw:end-glue-point="0">
          <text:p text:style-name="P4"/>
        </draw:connector>
        <draw:connector draw:style-name="gr5" draw:text-style-name="P3" draw:layer="layout" draw:line-skew="-0.226cm" svg:x1="58.72cm" svg:y1="8.537cm" svg:x2="58.709cm" svg:y2="10.057cm" draw:start-shape="id23" draw:start-glue-point="2" draw:end-shape="id26" draw:end-glue-point="0">
          <text:p text:style-name="P4"/>
        </draw:connector>
        <draw:connector draw:style-name="gr5" draw:text-style-name="P3" draw:layer="layout" draw:line-skew="-0.756cm" svg:x1="57.612cm" svg:y1="10.697cm" svg:x2="57.623cm" svg:y2="7.896cm" draw:start-shape="id26" draw:start-glue-point="3" draw:end-shape="id23" draw:end-glue-point="3">
          <text:p text:style-name="P4"/>
        </draw:connector>
        <draw:connector draw:style-name="gr5" draw:text-style-name="P3" draw:layer="layout" draw:line-skew="0.377cm -0.767cm" svg:x1="64.483cm" svg:y1="11.35cm" svg:x2="57.623cm" svg:y2="7.896cm" draw:start-shape="id25" draw:start-glue-point="2" draw:end-shape="id23" draw:end-glue-point="3">
          <text:p text:style-name="P4"/>
        </draw:connector>
        <draw:connector draw:style-name="gr14" draw:text-style-name="P3" draw:layer="layout" svg:x1="59.818cm" svg:y1="7.896cm" svg:x2="63.391cm" svg:y2="7.889cm" draw:start-shape="id23" draw:start-glue-point="1" draw:end-shape="id27" draw:end-glue-point="3">
          <text:p text:style-name="P4"/>
        </draw:connector>
        <draw:connector draw:style-name="gr5" draw:text-style-name="P3" draw:layer="layout" draw:line-skew="4.094cm" svg:x1="61.669cm" svg:y1="26.456cm" svg:x2="48.683cm" svg:y2="21.915cm" draw:start-shape="id28" draw:start-glue-point="3" draw:end-shape="id17" draw:end-glue-point="1">
          <text:p text:style-name="P4"/>
        </draw:connector>
        <draw:connector draw:style-name="gr18" draw:text-style-name="P3" draw:layer="layout" draw:line-skew="1.129cm" svg:x1="63.557cm" svg:y1="19.047cm" svg:x2="63.521cm" svg:y2="26.456cm" draw:start-shape="id18" draw:start-glue-point="1" draw:end-shape="id28" draw:end-glue-point="1">
          <text:p text:style-name="P4"/>
        </draw:connector>
        <draw:rect draw:style-name="gr1" draw:text-style-name="P2" draw:id="id30" draw:layer="layout" svg:width="2.196cm" svg:height="1.281cm" svg:x="70.567cm" svg:y="18.681cm" draw:corner-radius="0.5cm">
          <text:p text:style-name="P1"><text:span text:style-name="T1">make</text:span></text:p>
        </draw:rect>
        <draw:rect draw:style-name="gr1" draw:text-style-name="P2" draw:id="id31" draw:layer="layout" svg:width="2.196cm" svg:height="1.281cm" svg:x="70.571cm" svg:y="22.125cm" draw:corner-radius="0.5cm">
          <text:p text:style-name="P1"><text:span text:style-name="T1">details</text:span></text:p>
        </draw:rect>
        <draw:connector draw:style-name="gr5" draw:text-style-name="P3" draw:layer="layout" svg:x1="55.129cm" svg:y1="13.694cm" svg:x2="71.665cm" svg:y2="18.681cm" draw:start-shape="id29" draw:start-glue-point="1" draw:end-shape="id30" draw:end-glue-point="0">
          <text:p text:style-name="P4"/>
        </draw:connector>
        <draw:connector draw:style-name="gr5" draw:text-style-name="P3" draw:layer="layout" svg:x1="71.665cm" svg:y1="19.962cm" svg:x2="71.669cm" svg:y2="22.125cm" draw:start-shape="id30" draw:end-shape="id31">
          <text:p text:style-name="P4"/>
        </draw:connector>
        <draw:connector draw:style-name="gr5" draw:text-style-name="P3" draw:layer="layout" svg:x1="71.669cm" svg:y1="23.406cm" svg:x2="48.664cm" svg:y2="52.903cm" draw:start-shape="id31" draw:start-glue-point="2" draw:end-shape="id22" draw:end-glue-point="1">
          <text:p text:style-name="P4"/>
        </draw:connector>
        <draw:frame draw:style-name="gr19" draw:text-style-name="P2" draw:id="id29" draw:layer="layout" svg:width="2.36cm" svg:height="1.183cm" svg:x="52.769cm" svg:y="13.103cm">
          <draw:text-box>
            <text:p text:style-name="P1"><text:span text:style-name="T1">AV service and</text:span></text:p>
            <text:p text:style-name="P1"><text:span text:style-name="T1">Town Warden</text:span></text:p>
            <text:p text:style-name="P1"><text:span text:style-name="T1">Module</text:span></text:p>
          </draw:text-box>
        </draw:frame>
        <draw:connector draw:style-name="gr18" draw:text-style-name="P3" draw:layer="layout" svg:x1="48.657cm" svg:y1="13.697cm" svg:x2="52.769cm" svg:y2="13.694cm" draw:start-shape="id12" draw:start-glue-point="1" draw:end-shape="id29" draw:end-glue-point="3">
          <text:p text:style-name="P4"/>
        </draw:connector>
        <draw:connector draw:style-name="gr5" draw:text-style-name="P3" draw:layer="layout" draw:line-skew="-2.052cm" svg:x1="45.6cm" svg:y1="16.247cm" svg:x2="46.487cm" svg:y2="21.915cm" draw:start-shape="id13" draw:start-glue-point="3" draw:end-shape="id17" draw:end-glue-point="3">
          <text:p text:style-name="P4"/>
        </draw:connector>
        <draw:frame draw:style-name="gr13" draw:text-style-name="P5" draw:layer="layout" svg:width="1.683cm" svg:height="0.841cm" svg:x="43.504cm" svg:y="15.463cm">
          <draw:text-box>
            <text:p text:style-name="P4"><text:span text:style-name="T1">cust dets</text:span></text:p>
            <text:p text:style-name="P4"><text:span text:style-name="T1">disabled</text:span></text:p>
          </draw:text-box>
        </draw:frame>
        <draw:frame draw:style-name="gr20" draw:text-style-name="P2" draw:id="id32" draw:layer="layout" svg:width="2.402cm" svg:height="1.577cm" svg:x="46.353cm" svg:y="54.308cm">
          <draw:text-box>
            <text:p text:style-name="P1"><text:span text:style-name="T1">Town Warden</text:span></text:p>
            <text:p text:style-name="P1"><text:span text:style-name="T1">Module Or</text:span></text:p>
            <text:p text:style-name="P1"><text:span text:style-name="T1">Complaint Sent</text:span></text:p>
            <text:p text:style-name="P1"><text:span text:style-name="T1">To Hold</text:span></text:p>
          </draw:text-box>
        </draw:frame>
        <draw:connector draw:style-name="gr5" draw:text-style-name="P3" draw:layer="layout" draw:line-skew="0.08cm" svg:x1="47.554cm" svg:y1="55.885cm" svg:x2="31.956cm" svg:y2="24.938cm" draw:start-shape="id32" draw:start-glue-point="2" draw:end-shape="id7" draw:end-glue-point="2">
          <text:p text:style-name="P4"/>
        </draw:connector>
        <draw:connector draw:style-name="gr18" draw:text-style-name="P3" draw:layer="layout" svg:x1="47.566cm" svg:y1="53.544cm" svg:x2="47.58cm" svg:y2="54.308cm" draw:start-shape="id22" draw:start-glue-point="2">
          <text:p text:style-name="P4"/>
        </draw:connector>
        <draw:connector draw:style-name="gr5" draw:text-style-name="P3" draw:layer="layout" draw:line-skew="1.199cm" svg:x1="33.054cm" svg:y1="24.297cm" svg:x2="46.461cm" svg:y2="7.897cm" draw:start-shape="id7" draw:start-glue-point="1" draw:end-shape="id3" draw:end-glue-point="3">
          <text:p text:style-name="P4"/>
        </draw:connector>
        <draw:frame draw:style-name="gr21" draw:text-style-name="P5" draw:layer="layout" svg:width="2.208cm" svg:height="0.841cm" svg:x="42.769cm" svg:y="8.057cm">
          <draw:text-box>
            <text:p text:style-name="P4"><text:span text:style-name="T1">Town Warden</text:span></text:p>
            <text:p text:style-name="P4"><text:span text:style-name="T1">Module</text:span></text:p>
          </draw:text-box>
        </draw:frame>
        <draw:circle draw:style-name="gr17" draw:text-style-name="P3" draw:layer="layout" svg:width="0.424cm" svg:height="0.424cm" svg:x="49.8cm" svg:y="5.588cm">
          <text:p text:style-name="P4"/>
        </draw:circle>
        <draw:connector draw:style-name="gr5" draw:text-style-name="P3" draw:layer="layout" draw:line-skew="0.867cm" svg:x1="42.056cm" svg:y1="3.695cm" svg:x2="48.657cm" svg:y2="7.897cm" draw:start-shape="id1" draw:start-glue-point="1" draw:end-shape="id3" draw:end-glue-point="1">
          <text:p text:style-name="P4"/>
        </draw:connector>
        <draw:frame draw:style-name="gr21" draw:text-style-name="P5" draw:layer="layout" svg:width="2.208cm" svg:height="0.841cm" svg:x="45.369cm" svg:y="3.81cm">
          <draw:text-box>
            <text:p text:style-name="P4"><text:span text:style-name="T1">Town Warden</text:span></text:p>
            <text:p text:style-name="P4"><text:span text:style-name="T1">Module</text:span></text:p>
          </draw:text-box>
        </draw:frame>
        <draw:frame draw:style-name="gr22" draw:text-style-name="P2" draw:id="id33" draw:layer="layout" svg:width="1.192cm" svg:height="1.183cm" svg:x="38.469cm" svg:y="13.558cm">
          <draw:text-box>
            <text:p text:style-name="P1"><text:span text:style-name="T1">Update</text:span></text:p>
            <text:p text:style-name="P1"><text:span text:style-name="T1">Text</text:span></text:p>
            <text:p text:style-name="P1"><text:span text:style-name="T1">Only</text:span></text:p>
          </draw:text-box>
        </draw:frame>
        <draw:connector draw:style-name="gr5" draw:text-style-name="P3" draw:layer="layout" draw:line-skew="2.917cm" svg:x1="39.065cm" svg:y1="14.741cm" svg:x2="31.956cm" svg:y2="23.657cm" draw:start-shape="id33" draw:start-glue-point="2" draw:end-shape="id7" draw:end-glue-point="0">
          <text:p text:style-name="P4"/>
        </draw:connector>
        <draw:connector draw:style-name="gr18" draw:text-style-name="P3" draw:layer="layout" svg:x1="37.158cm" svg:y1="11.898cm" svg:x2="39.065cm" svg:y2="13.558cm" draw:start-shape="id6" draw:start-glue-point="1" draw:end-shape="id33" draw:end-glue-point="0">
          <text:p text:style-name="P4"/>
        </draw:connector>
        <draw:frame draw:style-name="gr22" draw:text-style-name="P2" draw:id="id34" draw:layer="layout" svg:width="1.192cm" svg:height="1.183cm" svg:x="19.369cm" svg:y="14.659cm">
          <draw:text-box>
            <text:p text:style-name="P1"><text:span text:style-name="T1">Update</text:span></text:p>
            <text:p text:style-name="P1"><text:span text:style-name="T1">Text</text:span></text:p>
            <text:p text:style-name="P1"><text:span text:style-name="T1">Only</text:span></text:p>
          </draw:text-box>
        </draw:frame>
        <draw:connector draw:style-name="gr18" draw:text-style-name="P3" draw:layer="layout" svg:x1="26.735cm" svg:y1="11.896cm" svg:x2="19.965cm" svg:y2="14.659cm" draw:start-shape="id5" draw:start-glue-point="3" draw:end-shape="id34" draw:end-glue-point="0">
          <text:p text:style-name="P4"/>
        </draw:connector>
        <draw:connector draw:style-name="gr5" draw:text-style-name="P3" draw:layer="layout" svg:x1="19.965cm" svg:y1="15.842cm" svg:x2="30.858cm" svg:y2="24.297cm" draw:start-shape="id34" draw:start-glue-point="2" draw:end-shape="id7" draw:end-glue-point="3">
          <text:p text:style-name="P4"/>
        </draw:connector>
        <draw:circle draw:style-name="gr17" draw:text-style-name="P3" draw:layer="layout" svg:width="0.424cm" svg:height="0.424cm" svg:x="37.361cm" svg:y="24.099cm">
          <text:p text:style-name="P4"/>
        </draw:circle>
        <draw:circle draw:style-name="gr17" draw:text-style-name="P3" draw:layer="layout" svg:width="0.424cm" svg:height="0.424cm" svg:x="37.361cm" svg:y="21.925cm">
          <text:p text:style-name="P4"/>
        </draw:circle>
        <draw:connector draw:style-name="gr5" draw:text-style-name="P3" draw:layer="layout" draw:line-skew="-2.208cm" svg:x1="46.468cm" svg:y1="52.903cm" svg:x2="33.069cm" svg:y2="15.914cm" draw:start-shape="id22" draw:start-glue-point="3" draw:end-shape="id16" draw:end-glue-point="1">
          <text:p text:style-name="P4"/>
        </draw:connector>
        <draw:connector draw:style-name="gr18" draw:text-style-name="P3" draw:layer="layout" svg:x1="26.735cm" svg:y1="11.896cm" svg:x2="25.158cm" svg:y2="15.036cm" draw:start-shape="id5" draw:start-glue-point="3" draw:end-shape="id35" draw:end-glue-point="0">
          <text:p text:style-name="P4"/>
        </draw:connector>
        <draw:connector draw:style-name="gr5" draw:text-style-name="P3" draw:layer="layout" svg:x1="25.158cm" svg:y1="15.825cm" svg:x2="30.858cm" svg:y2="24.297cm" draw:start-shape="id35" draw:start-glue-point="2" draw:end-shape="id7" draw:end-glue-point="3">
          <text:p text:style-name="P4"/>
        </draw:connector>
        <draw:connector draw:style-name="gr5" draw:text-style-name="P3" draw:layer="layout" svg:x1="22.564cm" svg:y1="13.945cm" svg:x2="22.564cm" svg:y2="17.594cm" draw:start-shape="id36" draw:start-glue-point="2" draw:end-shape="id10" draw:end-glue-point="0">
          <text:p text:style-name="P4"/>
        </draw:connector>
        <draw:connector draw:style-name="gr18" draw:text-style-name="P3" draw:layer="layout" svg:x1="26.735cm" svg:y1="11.896cm" svg:x2="22.564cm" svg:y2="13.156cm" draw:start-shape="id5" draw:start-glue-point="3" draw:end-shape="id36" draw:end-glue-point="0">
          <text:p text:style-name="P4"/>
        </draw:connector>
        <draw:rect draw:style-name="gr1" draw:text-style-name="P2" draw:id="id38" draw:layer="layout" svg:width="2.195cm" svg:height="1.281cm" svg:x="26.746cm" svg:y="19.989cm" draw:corner-radius="0.5cm">
          <text:p text:style-name="P1"><text:span text:style-name="T1">Graffiti/Dart</text:span></text:p>
          <text:p text:style-name="P1"><text:span text:style-name="T1">Details</text:span></text:p>
        </draw:rect>
        <draw:connector draw:style-name="gr5" draw:text-style-name="P3" draw:layer="layout" svg:x1="27.84cm" svg:y1="18.326cm" svg:x2="27.843cm" svg:y2="19.989cm" draw:start-shape="id37" draw:start-glue-point="2" draw:end-shape="id38" draw:end-glue-point="0">
          <text:p text:style-name="P4"/>
        </draw:connector>
        <draw:connector draw:style-name="gr5" draw:text-style-name="P3" draw:layer="layout" svg:x1="27.843cm" svg:y1="21.27cm" svg:x2="30.858cm" svg:y2="24.297cm" draw:start-shape="id38" draw:start-glue-point="2" draw:end-shape="id7" draw:end-glue-point="3">
          <text:p text:style-name="P4"/>
        </draw:connector>
        <draw:frame draw:style-name="gr23" draw:text-style-name="P5" draw:id="id37" draw:layer="layout" svg:width="2.216cm" svg:height="0.789cm" svg:x="26.732cm" svg:y="17.537cm">
          <draw:text-box>
            <text:p text:style-name="P4"><text:span text:style-name="T1">Graffiti or Dart</text:span></text:p>
            <text:p text:style-name="P1"><text:span text:style-name="T1">Service</text:span></text:p>
          </draw:text-box>
        </draw:frame>
        <draw:connector draw:style-name="gr18" draw:text-style-name="P3" draw:layer="layout" svg:x1="27.842cm" svg:y1="16.553cm" svg:x2="27.84cm" svg:y2="17.537cm" draw:start-shape="id15" draw:start-glue-point="2" draw:end-shape="id37" draw:end-glue-point="0">
          <text:p text:style-name="P4"/>
        </draw:connector>
        <draw:rect draw:style-name="gr1" draw:text-style-name="P2" draw:id="id41" draw:layer="layout" svg:width="2.195cm" svg:height="1.281cm" svg:x="42.747cm" svg:y="31.364cm" draw:corner-radius="0.5cm">
          <text:p text:style-name="P1"><text:span text:style-name="T1">graffiti/dart</text:span></text:p>
          <text:p text:style-name="P1"><text:span text:style-name="T1">details</text:span></text:p>
        </draw:rect>
        <draw:rect draw:style-name="gr1" draw:text-style-name="P2" draw:id="id40" draw:layer="layout" svg:width="2.196cm" svg:height="1.281cm" svg:x="42.735cm" svg:y="28.651cm" draw:corner-radius="0.5cm">
          <text:p text:style-name="P1"><text:span text:style-name="T1">Add</text:span></text:p>
          <text:p text:style-name="P1"><text:span text:style-name="T1">Graffiti/Dart</text:span></text:p>
          <text:p text:style-name="P1"><text:span text:style-name="T1">Details?</text:span></text:p>
        </draw:rect>
        <draw:connector draw:style-name="gr5" draw:text-style-name="P3" draw:layer="layout" svg:x1="51.543cm" svg:y1="29.289cm" svg:x2="47.566cm" svg:y2="52.263cm" draw:start-shape="id39" draw:start-glue-point="3" draw:end-shape="id22" draw:end-glue-point="0">
          <text:p text:style-name="P4"/>
        </draw:connector>
        <draw:connector draw:style-name="gr5" draw:text-style-name="P3" draw:layer="layout" svg:x1="44.931cm" svg:y1="29.291cm" svg:x2="47.566cm" svg:y2="52.263cm" draw:start-shape="id40" draw:start-glue-point="1" draw:end-shape="id22" draw:end-glue-point="0">
          <text:p text:style-name="P4"/>
        </draw:connector>
        <draw:frame draw:style-name="gr11" draw:text-style-name="P5" draw:layer="layout" svg:width="1.007cm" svg:height="0.483cm" svg:x="45.861cm" svg:y="28.866cm">
          <draw:text-box>
            <text:p text:style-name="P4"><text:span text:style-name="T1">No</text:span></text:p>
          </draw:text-box>
        </draw:frame>
        <draw:connector draw:style-name="gr5" draw:text-style-name="P3" draw:layer="layout" svg:x1="43.833cm" svg:y1="29.932cm" svg:x2="43.844cm" svg:y2="31.364cm" draw:start-shape="id40" draw:start-glue-point="2" draw:end-shape="id41" draw:end-glue-point="0">
          <text:p text:style-name="P4"/>
        </draw:connector>
        <draw:frame draw:style-name="gr11" draw:text-style-name="P5" draw:layer="layout" svg:width="1.007cm" svg:height="0.483cm" svg:x="43.973cm" svg:y="30.226cm">
          <draw:text-box>
            <text:p text:style-name="P4"><text:span text:style-name="T1">Yes</text:span></text:p>
          </draw:text-box>
        </draw:frame>
        <draw:connector draw:style-name="gr5" draw:text-style-name="P3" draw:layer="layout" draw:line-skew="-0.416cm" svg:x1="47.585cm" svg:y1="22.556cm" svg:x2="43.833cm" svg:y2="28.651cm" draw:start-shape="id17" draw:start-glue-point="2" draw:end-shape="id40" draw:end-glue-point="0">
          <text:p text:style-name="P4"/>
        </draw:connector>
        <draw:frame draw:style-name="gr24" draw:text-style-name="P5" draw:layer="layout" svg:width="2.216cm" svg:height="0.805cm" svg:x="44.669cm" svg:y="24.283cm">
          <draw:text-box>
            <text:p text:style-name="P4"><text:span text:style-name="T1">Graffiti or Dart</text:span></text:p>
            <text:p text:style-name="P4"><text:span text:style-name="T1">Service</text:span></text:p>
          </draw:text-box>
        </draw:frame>
        <draw:connector draw:style-name="gr5" draw:text-style-name="P3" draw:layer="layout" svg:x1="44.942cm" svg:y1="32.004cm" svg:x2="47.566cm" svg:y2="52.263cm" draw:start-shape="id41" draw:start-glue-point="1" draw:end-shape="id22" draw:end-glue-point="0">
          <text:p text:style-name="P4"/>
        </draw:connector>
        <draw:frame draw:style-name="gr25" draw:text-style-name="P5" draw:layer="layout" svg:width="2.208cm" svg:height="1.196cm" svg:x="45.369cm" svg:y="30.666cm">
          <draw:text-box>
            <text:p text:style-name="P4"><text:span text:style-name="T1">No Works</text:span></text:p>
            <text:p text:style-name="P4"><text:span text:style-name="T1">Order</text:span></text:p>
            <text:p text:style-name="P4"><text:span text:style-name="T1">Required</text:span></text:p>
          </draw:text-box>
        </draw:frame>
        <draw:rect draw:style-name="gr1" draw:text-style-name="P2" draw:id="id42" draw:layer="layout" svg:width="2.196cm" svg:height="1.281cm" svg:x="42.737cm" svg:y="33.858cm" draw:corner-radius="0.5cm">
          <text:p text:style-name="P1"><text:span text:style-name="T1">Contract</text:span></text:p>
        </draw:rect>
        <draw:rect draw:style-name="gr1" draw:text-style-name="P2" draw:id="id43" draw:layer="layout" svg:width="2.196cm" svg:height="1.281cm" svg:x="42.737cm" svg:y="36.359cm" draw:corner-radius="0.5cm">
          <text:p text:style-name="P1"><text:span text:style-name="T1">Suffix</text:span></text:p>
        </draw:rect>
        <draw:rect draw:style-name="gr1" draw:text-style-name="P2" draw:id="id45" draw:layer="layout" svg:width="2.196cm" svg:height="1.281cm" svg:x="42.737cm" svg:y="41.36cm" draw:corner-radius="0.5cm">
          <text:p text:style-name="P1"><text:span text:style-name="T1">Task</text:span></text:p>
        </draw:rect>
        <draw:connector draw:style-name="gr5" draw:text-style-name="P3" draw:layer="layout" svg:x1="43.835cm" svg:y1="35.139cm" svg:x2="43.835cm" svg:y2="36.359cm" draw:start-shape="id42" draw:start-glue-point="2" draw:end-shape="id43" draw:end-glue-point="0">
          <text:p text:style-name="P4"/>
        </draw:connector>
        <draw:connector draw:style-name="gr5" draw:text-style-name="P3" draw:layer="layout" svg:x1="43.835cm" svg:y1="40.141cm" svg:x2="43.835cm" svg:y2="41.36cm" draw:start-shape="id44" draw:start-glue-point="2" draw:end-shape="id45" draw:end-glue-point="0">
          <text:p text:style-name="P4"/>
        </draw:connector>
        <draw:connector draw:style-name="gr5" draw:text-style-name="P3" draw:layer="layout" svg:x1="43.844cm" svg:y1="32.645cm" svg:x2="43.835cm" svg:y2="33.858cm" draw:start-shape="id41" draw:start-glue-point="2" draw:end-shape="id42" draw:end-glue-point="0">
          <text:p text:style-name="P4"/>
        </draw:connector>
        <draw:frame draw:style-name="gr26" draw:text-style-name="P2" draw:layer="layout" svg:width="2.208cm" svg:height="0.789cm" svg:x="43.969cm" svg:y="32.842cm">
          <draw:text-box>
            <text:p text:style-name="P1"><text:span text:style-name="T1">Works Order</text:span></text:p>
            <text:p text:style-name="P1"><text:span text:style-name="T1">Required</text:span></text:p>
          </draw:text-box>
        </draw:frame>
        <draw:rect draw:style-name="gr1" draw:text-style-name="P2" draw:id="id46" draw:layer="layout" svg:width="2.196cm" svg:height="1.281cm" svg:x="42.737cm" svg:y="43.861cm" draw:corner-radius="0.5cm">
          <text:p text:style-name="P1"><text:span text:style-name="T1">Works</text:span></text:p>
          <text:p text:style-name="P1"><text:span text:style-name="T1">Order</text:span></text:p>
          <text:p text:style-name="P1"><text:span text:style-name="T1">Details</text:span></text:p>
        </draw:rect>
        <draw:connector draw:style-name="gr5" draw:text-style-name="P3" draw:layer="layout" svg:x1="43.835cm" svg:y1="42.641cm" svg:x2="43.835cm" svg:y2="43.861cm" draw:start-shape="id45" draw:start-glue-point="2" draw:end-shape="id46" draw:end-glue-point="0">
          <text:p text:style-name="P4"/>
        </draw:connector>
        <draw:connector draw:style-name="gr5" draw:text-style-name="P3" draw:layer="layout" svg:x1="44.933cm" svg:y1="44.501cm" svg:x2="47.566cm" svg:y2="52.263cm" draw:start-shape="id46" draw:start-glue-point="1" draw:end-shape="id22" draw:end-glue-point="0">
          <text:p text:style-name="P4"/>
        </draw:connector>
        <draw:rect draw:style-name="gr1" draw:text-style-name="P2" draw:id="id47" draw:layer="layout" svg:width="2.421cm" svg:height="1.281cm" svg:x="56.226cm" svg:y="30.658cm" draw:corner-radius="0.5cm">
          <draw:glue-point draw:id="4" svg:x="-2.66cm" svg:y="-4.832cm"/>
          <draw:glue-point draw:id="5" svg:x="2.259cm" svg:y="-4.629cm"/>
          <text:p text:style-name="P1"><text:span text:style-name="T1">Fly Capture</text:span></text:p>
          <text:p text:style-name="P1"><text:span text:style-name="T1">Details</text:span></text:p>
        </draw:rect>
        <draw:rect draw:style-name="gr1" draw:text-style-name="P2" draw:id="id48" draw:layer="layout" svg:width="2.196cm" svg:height="1.281cm" svg:x="60.121cm" svg:y="30.67cm" draw:corner-radius="0.5cm">
          <text:p text:style-name="P1"><text:span text:style-name="T1">Waste</text:span></text:p>
          <text:p text:style-name="P1"><text:span text:style-name="T1">Types</text:span></text:p>
        </draw:rect>
        <draw:connector draw:style-name="gr5" draw:text-style-name="P3" draw:layer="layout" svg:x1="58.647cm" svg:y1="31.298cm" svg:x2="60.121cm" svg:y2="31.31cm" draw:start-shape="id47" draw:start-glue-point="1" draw:end-shape="id48" draw:end-glue-point="3">
          <text:p text:style-name="P4"/>
        </draw:connector>
        <draw:rect draw:style-name="gr1" draw:text-style-name="P2" draw:id="id49" draw:layer="layout" svg:width="2.196cm" svg:height="1.281cm" svg:x="56.332cm" svg:y="33.461cm" draw:corner-radius="0.5cm">
          <text:p text:style-name="P1"><text:span text:style-name="T1">Law</text:span></text:p>
        </draw:rect>
        <draw:rect draw:style-name="gr1" draw:text-style-name="P2" draw:id="id50" draw:layer="layout" svg:width="2.196cm" svg:height="1.281cm" svg:x="56.332cm" svg:y="36.162cm" draw:corner-radius="0.5cm">
          <text:p text:style-name="P1"><text:span text:style-name="T1">Offence</text:span></text:p>
        </draw:rect>
        <draw:rect draw:style-name="gr1" draw:text-style-name="P2" draw:id="id51" draw:layer="layout" svg:width="3.408cm" svg:height="1.281cm" svg:x="55.726cm" svg:y="38.628cm" draw:corner-radius="0.5cm">
          <text:p text:style-name="P1"><text:span text:style-name="T1">Additional Details</text:span></text:p>
        </draw:rect>
        <draw:connector draw:style-name="gr5" draw:text-style-name="P3" draw:layer="layout" svg:x1="57.43cm" svg:y1="34.742cm" svg:x2="57.43cm" svg:y2="36.162cm" draw:start-shape="id49" draw:start-glue-point="2" draw:end-shape="id50" draw:end-glue-point="0">
          <text:p text:style-name="P4"/>
        </draw:connector>
        <draw:connector draw:style-name="gr5" draw:text-style-name="P3" draw:layer="layout" svg:x1="57.43cm" svg:y1="37.443cm" svg:x2="57.43cm" svg:y2="38.628cm" draw:start-shape="id50" draw:start-glue-point="2" draw:end-shape="id51" draw:end-glue-point="0">
          <text:p text:style-name="P4"/>
        </draw:connector>
        <draw:connector draw:style-name="gr5" draw:text-style-name="P3" draw:layer="layout" svg:x1="61.219cm" svg:y1="31.951cm" svg:x2="58.528cm" svg:y2="34.101cm" draw:start-shape="id48" draw:start-glue-point="2" draw:end-shape="id49" draw:end-glue-point="1">
          <text:p text:style-name="P4"/>
        </draw:connector>
        <draw:rect draw:style-name="gr1" draw:text-style-name="P2" draw:id="id52" draw:layer="layout" svg:width="2.196cm" svg:height="1.281cm" svg:x="56.336cm" svg:y="41.044cm" draw:corner-radius="0.5cm">
          <text:p text:style-name="P1"><text:span text:style-name="T1">Evidence</text:span></text:p>
        </draw:rect>
        <draw:connector draw:style-name="gr5" draw:text-style-name="P3" draw:layer="layout" svg:x1="57.43cm" svg:y1="39.909cm" svg:x2="57.434cm" svg:y2="41.044cm" draw:start-shape="id51" draw:start-glue-point="2" draw:end-shape="id52" draw:end-glue-point="0">
          <text:p text:style-name="P4"/>
        </draw:connector>
        <draw:rect draw:style-name="gr1" draw:text-style-name="P2" draw:id="id53" draw:layer="layout" svg:width="2.818cm" svg:height="1.281cm" svg:x="60.225cm" svg:y="41.045cm" draw:corner-radius="0.5cm">
          <text:p text:style-name="P1"><text:span text:style-name="T1">Suspect Main</text:span></text:p>
          <text:p text:style-name="P1"><text:span text:style-name="T1">Menu</text:span></text:p>
        </draw:rect>
        <draw:connector draw:style-name="gr5" draw:text-style-name="P3" draw:layer="layout" svg:x1="58.532cm" svg:y1="41.684cm" svg:x2="60.225cm" svg:y2="41.685cm" draw:start-shape="id52" draw:start-glue-point="1" draw:end-shape="id53" draw:end-glue-point="3">
          <text:p text:style-name="P4"/>
        </draw:connector>
        <draw:rect draw:style-name="gr1" draw:text-style-name="P2" draw:id="id58" draw:layer="layout" svg:width="2.818cm" svg:height="1.281cm" svg:x="64.325cm" svg:y="41.046cm" draw:corner-radius="0.5cm">
          <text:p text:style-name="P1"><text:span text:style-name="T1">New Suspect</text:span></text:p>
        </draw:rect>
        <draw:rect draw:style-name="gr1" draw:text-style-name="P2" draw:id="id61" draw:layer="layout" svg:width="3.136cm" svg:height="1.281cm" svg:x="64.166cm" svg:y="45.647cm" draw:corner-radius="0.5cm">
          <text:p text:style-name="P1"><text:span text:style-name="T1">New Suspect</text:span></text:p>
          <text:p text:style-name="P1"><text:span text:style-name="T1">Company</text:span></text:p>
        </draw:rect>
        <draw:rect draw:style-name="gr1" draw:text-style-name="P2" draw:id="id54" draw:layer="layout" svg:width="2.818cm" svg:height="1.281cm" svg:x="60.225cm" svg:y="43.346cm" draw:corner-radius="0.5cm">
          <text:p text:style-name="P1"><text:span text:style-name="T1">Add Suspect</text:span></text:p>
        </draw:rect>
        <draw:rect draw:style-name="gr1" draw:text-style-name="P2" draw:id="id55" draw:layer="layout" svg:width="3.24cm" svg:height="1.281cm" svg:x="60.014cm" svg:y="45.647cm" draw:corner-radius="0.5cm">
          <text:p text:style-name="P1"><text:span text:style-name="T1">Suspect Details</text:span></text:p>
        </draw:rect>
        <draw:rect draw:style-name="gr1" draw:text-style-name="P2" draw:id="id56" draw:layer="layout" svg:width="2.818cm" svg:height="1.281cm" svg:x="60.225cm" svg:y="47.948cm" draw:corner-radius="0.5cm">
          <text:p text:style-name="P1"><text:span text:style-name="T1">Suspect Text</text:span></text:p>
        </draw:rect>
        <draw:connector draw:style-name="gr5" draw:text-style-name="P3" draw:layer="layout" svg:x1="61.634cm" svg:y1="42.326cm" svg:x2="61.634cm" svg:y2="43.346cm" draw:start-shape="id53" draw:start-glue-point="2" draw:end-shape="id54" draw:end-glue-point="0">
          <text:p text:style-name="P4"/>
        </draw:connector>
        <draw:connector draw:style-name="gr5" draw:text-style-name="P3" draw:layer="layout" svg:x1="61.634cm" svg:y1="44.627cm" svg:x2="61.634cm" svg:y2="45.647cm" draw:start-shape="id54" draw:start-glue-point="2" draw:end-shape="id55" draw:end-glue-point="0">
          <text:p text:style-name="P4"/>
        </draw:connector>
        <draw:connector draw:style-name="gr5" draw:text-style-name="P3" draw:layer="layout" svg:x1="61.634cm" svg:y1="46.928cm" svg:x2="61.634cm" svg:y2="47.948cm" draw:start-shape="id55" draw:start-glue-point="2" draw:end-shape="id56" draw:end-glue-point="0">
          <text:p text:style-name="P4"/>
        </draw:connector>
        <draw:connector draw:style-name="gr27" draw:text-style-name="P3" draw:layer="layout" svg:x1="60.225cm" svg:y1="43.986cm" svg:x2="59.096cm" svg:y2="44.903cm" draw:start-shape="id54" draw:start-glue-point="3" draw:end-shape="id57" draw:end-glue-point="0">
          <text:p text:style-name="P4"/>
        </draw:connector>
        <draw:connector draw:style-name="gr5" draw:text-style-name="P3" draw:layer="layout" svg:x1="63.043cm" svg:y1="41.685cm" svg:x2="64.325cm" svg:y2="41.686cm" draw:start-shape="id53" draw:start-glue-point="1" draw:end-shape="id58" draw:end-glue-point="3">
          <text:p text:style-name="P4"/>
        </draw:connector>
        <draw:connector draw:style-name="gr27" draw:text-style-name="P3" draw:layer="layout" svg:x1="67.143cm" svg:y1="41.686cm" svg:x2="68.247cm" svg:y2="43.605cm" draw:start-shape="id58" draw:start-glue-point="1" draw:end-shape="id59" draw:end-glue-point="0">
          <text:p text:style-name="P4"/>
        </draw:connector>
        <draw:connector draw:style-name="gr27" draw:text-style-name="P3" draw:layer="layout" svg:x1="65.734cm" svg:y1="42.327cm" svg:x2="65.746cm" svg:y2="43.603cm" draw:start-shape="id58" draw:start-glue-point="2" draw:end-shape="id60" draw:end-glue-point="0">
          <text:p text:style-name="P4"/>
        </draw:connector>
        <draw:connector draw:style-name="gr5" draw:text-style-name="P3" draw:layer="layout" svg:x1="65.734cm" svg:y1="46.928cm" svg:x2="63.043cm" svg:y2="48.588cm" draw:start-shape="id61" draw:start-glue-point="2" draw:end-shape="id56" draw:end-glue-point="1">
          <text:p text:style-name="P4"/>
        </draw:connector>
        <draw:frame draw:style-name="gr11" draw:text-style-name="P5" draw:layer="layout" svg:width="1.007cm" svg:height="0.483cm" svg:x="63.192cm" svg:y="41.1cm">
          <draw:text-box>
            <text:p text:style-name="P4"><text:span text:style-name="T1">New</text:span></text:p>
          </draw:text-box>
        </draw:frame>
        <draw:frame draw:style-name="gr28" draw:text-style-name="P5" draw:layer="layout" svg:width="1.115cm" svg:height="0.483cm" svg:x="61.793cm" svg:y="42.501cm">
          <draw:text-box>
            <text:p text:style-name="P4"><text:span text:style-name="T1">Search</text:span></text:p>
          </draw:text-box>
        </draw:frame>
        <draw:frame draw:style-name="gr29" draw:text-style-name="P5" draw:layer="layout" svg:width="1.073cm" svg:height="0.483cm" svg:x="61.794cm" svg:y="44.802cm">
          <draw:text-box>
            <text:p text:style-name="P4"><text:span text:style-name="T1">Details</text:span></text:p>
          </draw:text-box>
        </draw:frame>
        <draw:frame draw:style-name="gr30" draw:text-style-name="P5" draw:id="id57" draw:layer="layout" svg:width="1.403cm" svg:height="0.483cm" svg:x="58.395cm" svg:y="44.903cm">
          <draw:text-box>
            <text:p text:style-name="P4"><text:span text:style-name="T1">Continue</text:span></text:p>
          </draw:text-box>
        </draw:frame>
        <draw:frame draw:style-name="gr31" draw:text-style-name="P2" draw:id="id60" draw:layer="layout" svg:width="1.501cm" svg:height="0.82cm" svg:x="64.996cm" svg:y="43.603cm">
          <draw:text-box>
            <text:p text:style-name="P1"><text:span text:style-name="T1">Company</text:span></text:p>
            <text:p text:style-name="P1"><text:span text:style-name="T1">Supplied</text:span></text:p>
          </draw:text-box>
        </draw:frame>
        <draw:connector draw:style-name="gr5" draw:text-style-name="P3" draw:layer="layout" svg:x1="65.746cm" svg:y1="44.423cm" svg:x2="65.734cm" svg:y2="45.647cm" draw:start-shape="id60" draw:start-glue-point="2" draw:end-shape="id61" draw:end-glue-point="0">
          <text:p text:style-name="P4"/>
        </draw:connector>
        <draw:frame draw:style-name="gr32" draw:text-style-name="P2" draw:id="id59" draw:layer="layout" svg:width="1.501cm" svg:height="1.183cm" svg:x="67.497cm" svg:y="43.605cm">
          <draw:text-box>
            <text:p text:style-name="P1"><text:span text:style-name="T1">No</text:span></text:p>
            <text:p text:style-name="P1"><text:span text:style-name="T1">Company</text:span></text:p>
            <text:p text:style-name="P1"><text:span text:style-name="T1">Supplied</text:span></text:p>
          </draw:text-box>
        </draw:frame>
        <draw:connector draw:style-name="gr5" draw:text-style-name="P3" draw:layer="layout" svg:x1="68.247cm" svg:y1="44.788cm" svg:x2="63.043cm" svg:y2="48.588cm" draw:start-shape="id59" draw:start-glue-point="2" draw:end-shape="id56" draw:end-glue-point="1">
          <text:p text:style-name="P4"/>
        </draw:connector>
        <draw:connector draw:style-name="gr5" draw:text-style-name="P3" draw:layer="layout" svg:x1="59.096cm" svg:y1="45.386cm" svg:x2="60.225cm" svg:y2="48.588cm" draw:start-shape="id57" draw:start-glue-point="2" draw:end-shape="id56" draw:end-glue-point="3">
          <text:p text:style-name="P4"/>
        </draw:connector>
        <draw:connector draw:style-name="gr5" draw:text-style-name="P3" draw:layer="layout" svg:x1="57.436cm" svg:y1="31.939cm" svg:x2="57.43cm" svg:y2="33.461cm" draw:start-shape="id47" draw:start-glue-point="2" draw:end-shape="id49" draw:end-glue-point="0">
          <text:p text:style-name="P4"/>
        </draw:connector>
        <draw:rect draw:style-name="gr1" draw:text-style-name="P2" draw:id="id39" draw:layer="layout" svg:width="2.506cm" svg:height="1.281cm" svg:x="51.543cm" svg:y="28.649cm" draw:corner-radius="0.5cm">
          <text:p text:style-name="P1"><text:span text:style-name="T1">Add Fly</text:span></text:p>
          <text:p text:style-name="P1"><text:span text:style-name="T1">Capture</text:span></text:p>
        </draw:rect>
        <draw:connector draw:style-name="gr5" draw:text-style-name="P3" draw:layer="layout" svg:x1="54.049cm" svg:y1="29.289cm" svg:x2="56.793cm" svg:y2="30.68cm" draw:start-shape="id39" draw:start-glue-point="1" draw:end-shape="id47" draw:end-glue-point="4">
          <text:p text:style-name="P4"/>
        </draw:connector>
        <draw:frame draw:style-name="gr11" draw:text-style-name="P5" draw:layer="layout" svg:width="1.007cm" svg:height="0.483cm" svg:x="54.233cm" svg:y="28.829cm">
          <draw:text-box>
            <text:p text:style-name="P4"><text:span text:style-name="T1">Yes</text:span></text:p>
          </draw:text-box>
        </draw:frame>
        <draw:frame draw:style-name="gr11" draw:text-style-name="P5" draw:layer="layout" svg:width="1.007cm" svg:height="0.483cm" svg:x="50.297cm" svg:y="28.838cm">
          <draw:text-box>
            <text:p text:style-name="P4"><text:span text:style-name="T1">No</text:span></text:p>
          </draw:text-box>
        </draw:frame>
        <draw:frame draw:style-name="gr33" draw:text-style-name="P5" draw:layer="layout" svg:width="2.208cm" svg:height="1.971cm" svg:x="50.506cm" svg:y="25.357cm">
          <draw:text-box>
            <text:p text:style-name="P4"><text:span text:style-name="T1">No Enhanced</text:span></text:p>
            <text:p text:style-name="P4"><text:span text:style-name="T1">Fly Capture</text:span></text:p>
            <text:p text:style-name="P4"><text:span text:style-name="T1">but</text:span></text:p>
            <text:p text:style-name="P4"><text:span text:style-name="T1">Inspections</text:span></text:p>
            <text:p text:style-name="P4"><text:span text:style-name="T1">Module</text:span></text:p>
          </draw:text-box>
        </draw:frame>
        <draw:frame draw:style-name="gr34" draw:text-style-name="P5" draw:layer="layout" svg:width="2.208cm" svg:height="2.759cm" svg:x="55.706cm" svg:y="25.358cm">
          <draw:text-box>
            <text:p text:style-name="P4"><text:span text:style-name="T1">Specific Fault</text:span></text:p>
            <text:p text:style-name="P4"><text:span text:style-name="T1">Codes, </text:span></text:p>
            <text:p text:style-name="P4"><text:span text:style-name="T1">Enhanced</text:span></text:p>
            <text:p text:style-name="P4"><text:span text:style-name="T1">Fly Capture</text:span></text:p>
            <text:p text:style-name="P4"><text:span text:style-name="T1">and</text:span></text:p>
            <text:p text:style-name="P4"><text:span text:style-name="T1">Inspections</text:span></text:p>
            <text:p text:style-name="P4"><text:span text:style-name="T1">Module</text:span></text:p>
          </draw:text-box>
        </draw:frame>
        <draw:connector draw:style-name="gr5" draw:text-style-name="P3" draw:layer="layout" draw:line-skew="-1.419cm" svg:x1="47.585cm" svg:y1="22.556cm" svg:x2="57.982cm" svg:y2="30.706cm" draw:start-shape="id17" draw:start-glue-point="2" draw:end-shape="id47" draw:end-glue-point="5">
          <text:p text:style-name="P4"/>
        </draw:connector>
        <draw:connector draw:style-name="gr5" draw:text-style-name="P3" draw:layer="layout" draw:line-skew="-0.415cm" svg:x1="47.585cm" svg:y1="22.556cm" svg:x2="52.796cm" svg:y2="28.649cm" draw:start-shape="id17" draw:start-glue-point="2" draw:end-shape="id39" draw:end-glue-point="0">
          <text:p text:style-name="P4"/>
        </draw:connector>
        <draw:connector draw:style-name="gr5" draw:text-style-name="P3" draw:layer="layout" draw:line-skew="0.022cm" svg:x1="56.226cm" svg:y1="31.298cm" svg:x2="48.664cm" svg:y2="52.903cm" draw:start-shape="id47" draw:start-glue-point="3" draw:end-shape="id22" draw:end-glue-point="1">
          <text:p text:style-name="P4"/>
        </draw:connector>
        <draw:connector draw:style-name="gr5" draw:text-style-name="P3" draw:layer="layout" draw:line-skew="0.285cm" svg:x1="55.726cm" svg:y1="39.268cm" svg:x2="48.664cm" svg:y2="52.903cm" draw:start-shape="id51" draw:start-glue-point="3" draw:end-shape="id22" draw:end-glue-point="1">
          <text:p text:style-name="P4"/>
        </draw:connector>
        <draw:connector draw:style-name="gr5" draw:text-style-name="P3" draw:layer="layout" draw:line-skew="-0.02cm" svg:x1="56.336cm" svg:y1="41.684cm" svg:x2="48.664cm" svg:y2="52.903cm" draw:start-shape="id52" draw:start-glue-point="3" draw:end-shape="id22" draw:end-glue-point="1">
          <text:p text:style-name="P4"/>
        </draw:connector>
        <draw:connector draw:style-name="gr5" draw:text-style-name="P3" draw:layer="layout" svg:x1="61.634cm" svg:y1="49.229cm" svg:x2="48.664cm" svg:y2="52.903cm" draw:start-shape="id56" draw:start-glue-point="2" draw:end-shape="id22" draw:end-glue-point="1">
          <text:p text:style-name="P4"/>
        </draw:connector>
        <draw:connector draw:style-name="gr5" draw:text-style-name="P3" draw:layer="layout" draw:line-skew="7.13cm" svg:x1="62.317cm" svg:y1="31.31cm" svg:x2="48.664cm" svg:y2="52.903cm" draw:start-shape="id48" draw:start-glue-point="1" draw:end-shape="id22" draw:end-glue-point="1">
          <text:p text:style-name="P4"/>
        </draw:connector>
        <draw:rect draw:style-name="gr35" draw:text-style-name="P6" draw:id="id62" draw:layer="layout" svg:width="3.104cm" svg:height="1.34cm" svg:x="10.952cm" svg:y="7.252cm" draw:corner-radius="0.5cm">
          <text:p text:style-name="P1"><text:span text:style-name="T1">Start Survey</text:span></text:p>
        </draw:rect>
        <draw:rect draw:style-name="gr1" draw:text-style-name="P2" draw:id="id63" draw:layer="layout" svg:width="3.71cm" svg:height="1.281cm" svg:x="10.661cm" svg:y="10.852cm" draw:corner-radius="0.5cm">
          <text:p text:style-name="P1"><text:span text:style-name="T1">Site Lookup</text:span></text:p>
        </draw:rect>
        <draw:rect draw:style-name="gr1" draw:text-style-name="P2" draw:id="id65" draw:layer="layout" svg:width="2.752cm" svg:height="1.826cm" svg:x="7.378cm" svg:y="18.051cm" draw:corner-radius="0.5cm">
          <text:p text:style-name="P1"><text:span text:style-name="T1">Choose a</text:span></text:p>
          <text:p text:style-name="P1"><text:span text:style-name="T1">Transect </text:span></text:p>
          <text:p text:style-name="P1"><text:span text:style-name="T1">Measurement</text:span></text:p>
          <text:p text:style-name="P1"><text:span text:style-name="T1">Method</text:span></text:p>
        </draw:rect>
        <draw:rect draw:style-name="gr1" draw:text-style-name="P2" draw:id="id67" draw:layer="layout" svg:width="2.62cm" svg:height="1.281cm" svg:x="15.315cm" svg:y="18.318cm" draw:corner-radius="0.5cm">
          <text:p text:style-name="P1"><text:span text:style-name="T1">View Existing</text:span></text:p>
          <text:p text:style-name="P1"><text:span text:style-name="T1">Transects</text:span></text:p>
        </draw:rect>
        <draw:rect draw:style-name="gr36" draw:text-style-name="P2" draw:id="id68" draw:layer="layout" svg:width="2.805cm" svg:height="1.217cm" svg:x="7.351cm" svg:y="21.407cm" draw:corner-radius="0.5cm">
          <text:p text:style-name="P1"><text:span text:style-name="T1">Measure </text:span></text:p>
          <text:p text:style-name="P1"><text:span text:style-name="T1">New Transect</text:span></text:p>
        </draw:rect>
        <draw:rect draw:style-name="gr1" draw:text-style-name="P2" draw:id="id70" draw:layer="layout" svg:width="3.092cm" svg:height="1.281cm" svg:x="7.224cm" svg:y="27.12cm" draw:corner-radius="0.5cm">
          <text:p text:style-name="P1"><text:span text:style-name="T1">Grade Transect</text:span></text:p>
        </draw:rect>
        <draw:rect draw:style-name="gr1" draw:text-style-name="P2" draw:id="id71" draw:layer="layout" svg:width="4.498cm" svg:height="1.456cm" svg:x="6.506cm" svg:y="30.86cm" draw:corner-radius="0.5cm">
          <text:p text:style-name="P1"><text:span text:style-name="T1">Confirm Survey</text:span></text:p>
          <text:p text:style-name="P1"><text:span text:style-name="T1">Add Additional Text</text:span></text:p>
        </draw:rect>
        <draw:connector draw:style-name="gr37" draw:text-style-name="P3" draw:layer="layout" svg:x1="12.504cm" svg:y1="8.592cm" svg:x2="12.516cm" svg:y2="10.852cm" draw:start-shape="id62" draw:start-glue-point="2" draw:end-shape="id63" draw:end-glue-point="0">
          <text:p text:style-name="P4"/>
        </draw:connector>
        <draw:connector draw:style-name="gr37" draw:text-style-name="P3" draw:layer="layout" svg:x1="8.754cm" svg:y1="16.794cm" svg:x2="8.754cm" svg:y2="18.051cm" draw:start-shape="id64" draw:start-glue-point="2" draw:end-shape="id65" draw:end-glue-point="0">
          <text:p text:style-name="P4"/>
        </draw:connector>
        <draw:connector draw:style-name="gr37" draw:text-style-name="P3" draw:layer="layout" svg:x1="16.623cm" svg:y1="17.118cm" svg:x2="16.625cm" svg:y2="18.318cm" draw:start-shape="id66" draw:start-glue-point="2" draw:end-shape="id67">
          <text:p text:style-name="P4"/>
        </draw:connector>
        <draw:connector draw:style-name="gr37" draw:text-style-name="P3" draw:layer="layout" svg:x1="8.754cm" svg:y1="19.877cm" svg:x2="8.753cm" svg:y2="21.407cm" draw:start-shape="id65" draw:start-glue-point="2" draw:end-shape="id68" draw:end-glue-point="0">
          <text:p text:style-name="P4"/>
        </draw:connector>
        <draw:connector draw:style-name="gr37" draw:text-style-name="P3" draw:layer="layout" svg:x1="16.605cm" svg:y1="22.519cm" svg:x2="10.316cm" svg:y2="27.76cm" draw:start-shape="id69" draw:start-glue-point="2" draw:end-shape="id70" draw:end-glue-point="1">
          <text:p text:style-name="P4"/>
        </draw:connector>
        <draw:connector draw:style-name="gr37" draw:text-style-name="P3" draw:layer="layout" svg:x1="8.77cm" svg:y1="28.401cm" svg:x2="8.755cm" svg:y2="30.86cm" draw:start-shape="id70" draw:start-glue-point="2" draw:end-shape="id71" draw:end-glue-point="0">
          <text:p text:style-name="P4"/>
        </draw:connector>
        <draw:frame draw:style-name="gr38" draw:text-style-name="P2" draw:id="id64" draw:layer="layout" svg:width="2.328cm" svg:height="0.789cm" svg:x="7.59cm" svg:y="16.005cm">
          <draw:text-box>
            <text:p text:style-name="P1"><text:span text:style-name="T1">No Previous </text:span></text:p>
            <text:p text:style-name="P1"><text:span text:style-name="T1">Transect</text:span></text:p>
          </draw:text-box>
        </draw:frame>
        <draw:connector draw:style-name="gr18" draw:text-style-name="P3" draw:layer="layout" draw:line-skew="-0.549cm" svg:x1="12.522cm" svg:y1="13.808cm" svg:x2="8.754cm" svg:y2="16.005cm" draw:start-shape="id72" draw:start-glue-point="2" draw:end-shape="id64" draw:end-glue-point="0">
          <text:p text:style-name="P4"/>
        </draw:connector>
        <draw:frame draw:style-name="gr39" draw:text-style-name="P2" draw:id="id66" draw:layer="layout" svg:width="2.672cm" svg:height="1.183cm" svg:x="15.287cm" svg:y="15.935cm">
          <draw:text-box>
            <text:p text:style-name="P1"><text:span text:style-name="T1">Existing <text:s/></text:span></text:p>
            <text:p text:style-name="P1"><text:span text:style-name="T1">Previous</text:span></text:p>
            <text:p text:style-name="P1"><text:span text:style-name="T1">Transect</text:span></text:p>
          </draw:text-box>
        </draw:frame>
        <draw:connector draw:style-name="gr18" draw:text-style-name="P3" draw:layer="layout" draw:line-skew="-0.514cm" svg:x1="12.522cm" svg:y1="13.808cm" svg:x2="16.623cm" svg:y2="15.935cm" draw:start-shape="id72" draw:start-glue-point="2" draw:end-shape="id66" draw:end-glue-point="0">
          <text:p text:style-name="P4"/>
        </draw:connector>
        <draw:frame draw:style-name="gr40" draw:text-style-name="P5" draw:id="id73" draw:layer="layout" svg:width="1.728cm" svg:height="1.294cm" svg:x="12.381cm" svg:y="18.329cm">
          <draw:text-box>
            <text:p text:style-name="P4"><text:span text:style-name="T1">Existing Transect not used</text:span></text:p>
          </draw:text-box>
        </draw:frame>
        <draw:connector draw:style-name="gr18" draw:text-style-name="P3" draw:layer="layout" svg:x1="15.315cm" svg:y1="18.958cm" svg:x2="14.109cm" svg:y2="18.976cm" draw:start-shape="id67" draw:start-glue-point="3" draw:end-shape="id73" draw:end-glue-point="1">
          <text:p text:style-name="P4"/>
        </draw:connector>
        <draw:connector draw:style-name="gr37" draw:text-style-name="P3" draw:layer="layout" svg:x1="12.381cm" svg:y1="18.976cm" svg:x2="10.13cm" svg:y2="18.964cm" draw:start-shape="id73" draw:start-glue-point="3" draw:end-shape="id65" draw:end-glue-point="1">
          <text:p text:style-name="P4"/>
        </draw:connector>
        <draw:frame draw:style-name="gr40" draw:text-style-name="P2" draw:id="id69" draw:layer="layout" svg:width="1.728cm" svg:height="1.294cm" svg:x="15.741cm" svg:y="21.225cm">
          <draw:text-box>
            <text:p text:style-name="P1"><text:span text:style-name="T1">Existing Transect used</text:span></text:p>
          </draw:text-box>
        </draw:frame>
        <draw:connector draw:style-name="gr18" draw:text-style-name="P3" draw:layer="layout" svg:x1="16.625cm" svg:y1="19.599cm" svg:x2="16.605cm" svg:y2="21.225cm" draw:start-shape="id67" draw:start-glue-point="2" draw:end-shape="id69" draw:end-glue-point="0">
          <text:p text:style-name="P4"/>
        </draw:connector>
        <draw:connector draw:style-name="gr37" draw:text-style-name="P3" draw:layer="layout" svg:x1="8.753cm" svg:y1="22.624cm" svg:x2="8.754cm" svg:y2="24.185cm" draw:start-shape="id68" draw:start-glue-point="2" draw:end-shape="id74" draw:end-glue-point="0">
          <text:p text:style-name="P4"/>
        </draw:connector>
        <draw:connector draw:style-name="gr37" draw:text-style-name="P3" draw:layer="layout" draw:line-skew="8.279cm" svg:x1="11.004cm" svg:y1="31.588cm" svg:x2="30.858cm" svg:y2="24.297cm" draw:start-shape="id71" draw:start-glue-point="1" draw:end-shape="id7" draw:end-glue-point="3">
          <text:p text:style-name="P4"/>
        </draw:connector>
        <draw:line draw:style-name="gr18" draw:text-style-name="P3" draw:id="id72" draw:layer="layout" svg:x1="12.522cm" svg:y1="13.322cm" svg:x2="12.522cm" svg:y2="13.808cm">
          <text:p text:style-name="P4"/>
        </draw:line>
        <draw:connector draw:style-name="gr18" draw:text-style-name="P3" draw:layer="layout" svg:x1="12.516cm" svg:y1="12.133cm" svg:x2="12.522cm" svg:y2="13.322cm" draw:start-shape="id63" draw:start-glue-point="2" draw:end-shape="id72" draw:end-glue-point="0">
          <text:p text:style-name="P4"/>
        </draw:connector>
        <draw:connector draw:style-name="gr37" draw:text-style-name="P3" draw:layer="layout" svg:x1="39.861cm" svg:y1="5.797cm" svg:x2="12.504cm" svg:y2="7.252cm" draw:start-shape="id2" draw:start-glue-point="3" draw:end-shape="id62" draw:end-glue-point="0">
          <text:p text:style-name="P4"/>
        </draw:connector>
        <draw:connector draw:style-name="gr37" draw:text-style-name="P3" draw:layer="layout" draw:line-skew="-4.356cm" svg:x1="30.862cm" svg:y1="7.897cm" svg:x2="12.522cm" svg:y2="13.322cm" draw:start-shape="id4" draw:start-glue-point="3" draw:end-shape="id72" draw:end-glue-point="0">
          <text:p text:style-name="P4"/>
        </draw:connector>
        <draw:rect draw:style-name="gr36" draw:text-style-name="P2" draw:id="id74" draw:layer="layout" svg:width="2.805cm" svg:height="1.376cm" svg:x="7.352cm" svg:y="24.185cm" draw:corner-radius="0.5cm">
          <text:p text:style-name="P1"><text:span text:style-name="T1">Define</text:span></text:p>
          <text:p text:style-name="P1"><text:span text:style-name="T1">Transect</text:span></text:p>
          <text:p text:style-name="P1"><text:span text:style-name="T1">Land Use</text:span></text:p>
        </draw:rect>
        <draw:connector draw:style-name="gr18" draw:text-style-name="P3" draw:layer="layout" svg:x1="8.754cm" svg:y1="25.561cm" svg:x2="8.77cm" svg:y2="27.12cm" draw:start-shape="id74" draw:start-glue-point="2" draw:end-shape="id70" draw:end-glue-point="0">
          <text:p text:style-name="P4"/>
        </draw:connector>
        <draw:rect draw:style-name="gr1" draw:text-style-name="P2" draw:id="id78" draw:layer="layout" svg:width="2.897cm" svg:height="1.263cm" svg:x="42.242cm" svg:y="10.669cm" draw:corner-radius="0.5cm">
          <text:p text:style-name="P1"><text:span text:style-name="T1">Edit Eastings</text:span></text:p>
          <text:p text:style-name="P1"><text:span text:style-name="T1">and Northings</text:span></text:p>
        </draw:rect>
        <draw:rect draw:style-name="gr1" draw:text-style-name="P2" draw:id="id13" draw:layer="layout" svg:width="3.888cm" svg:height="1.281cm" svg:x="45.6cm" svg:y="15.607cm" draw:corner-radius="0.5cm">
          <draw:glue-point draw:id="4" svg:x="-3.755cm" svg:y="5.003cm"/>
          <draw:glue-point draw:id="5" svg:x="3.729cm" svg:y="5.003cm"/>
          <text:p text:style-name="P1"><text:span text:style-name="T1">itemLookup</text:span></text:p>
        </draw:rect>
        <draw:rect draw:style-name="gr1" draw:text-style-name="P2" draw:id="id75" draw:layer="layout" svg:width="2.196cm" svg:height="1.281cm" svg:x="44.988cm" svg:y="18.399cm" draw:corner-radius="0.5cm">
          <text:p text:style-name="P1"><text:span text:style-name="T1">Complaint</text:span></text:p>
          <text:p text:style-name="P1"><text:span text:style-name="T1">History</text:span></text:p>
        </draw:rect>
        <draw:connector draw:style-name="gr41" draw:text-style-name="P3" draw:layer="layout" svg:x1="46.085cm" svg:y1="16.887cm" svg:x2="46.086cm" svg:y2="18.399cm" draw:start-shape="id13" draw:start-glue-point="4" draw:end-shape="id75" draw:end-glue-point="0">
          <text:p text:style-name="P4"/>
        </draw:connector>
        <draw:rect draw:style-name="gr1" draw:text-style-name="P2" draw:id="id76" draw:layer="layout" svg:width="2.196cm" svg:height="1.281cm" svg:x="47.914cm" svg:y="18.4cm" draw:corner-radius="0.5cm">
          <text:p text:style-name="P1"><text:span text:style-name="T1">Item</text:span></text:p>
          <text:p text:style-name="P1"><text:span text:style-name="T1">Detail</text:span></text:p>
        </draw:rect>
        <draw:rect draw:style-name="gr1" draw:text-style-name="P2" draw:id="id44" draw:layer="layout" svg:width="2.196cm" svg:height="1.281cm" svg:x="42.737cm" svg:y="38.86cm" draw:corner-radius="0.5cm">
          <text:p text:style-name="P1"><text:span text:style-name="T1">Type</text:span></text:p>
        </draw:rect>
        <draw:connector draw:style-name="gr5" draw:text-style-name="P3" draw:layer="layout" svg:x1="43.835cm" svg:y1="37.64cm" svg:x2="43.835cm" svg:y2="38.86cm" draw:start-shape="id43" draw:start-glue-point="2" draw:end-shape="id44" draw:end-glue-point="0">
          <text:p text:style-name="P4"/>
        </draw:connector>
        <draw:connector draw:style-name="gr5" draw:text-style-name="P3" draw:layer="layout" svg:x1="48.993cm" svg:y1="16.887cm" svg:x2="49.012cm" svg:y2="18.4cm" draw:start-shape="id13" draw:start-glue-point="5" draw:end-shape="id76" draw:end-glue-point="0">
          <text:p text:style-name="P4"/>
        </draw:connector>
        <draw:connector draw:style-name="gr5" draw:text-style-name="P3" draw:layer="layout" svg:x1="50.11cm" svg:y1="19.04cm" svg:x2="51.735cm" svg:y2="19.047cm" draw:start-shape="id76" draw:start-glue-point="1" draw:end-shape="id14" draw:end-glue-point="3">
          <text:p text:style-name="P4"/>
        </draw:connector>
        <draw:connector draw:style-name="gr5" draw:text-style-name="P3" draw:layer="layout" draw:type="lines" draw:line-skew="-0.073cm -0.058cm" svg:x1="49.012cm" svg:y1="19.681cm" svg:x2="47.585cm" svg:y2="21.275cm" draw:start-shape="id76" draw:start-glue-point="2" draw:end-shape="id17" draw:end-glue-point="0">
          <text:p text:style-name="P4"/>
        </draw:connector>
        <draw:frame draw:style-name="gr13" draw:text-style-name="P5" draw:layer="layout" svg:width="1.683cm" svg:height="0.841cm" svg:x="48.631cm" svg:y="20.29cm">
          <draw:text-box>
            <text:p text:style-name="P4"><text:span text:style-name="T1">cust dets</text:span></text:p>
            <text:p text:style-name="P4"><text:span text:style-name="T1">disabled</text:span></text:p>
          </draw:text-box>
        </draw:frame>
        <draw:rect draw:style-name="gr1" draw:text-style-name="P2" draw:id="id77" draw:layer="layout" svg:width="2.897cm" svg:height="1.263cm" svg:x="50.043cm" svg:y="10.67cm" draw:corner-radius="0.5cm">
          <text:p text:style-name="P1"><text:span text:style-name="T1">Scheduled</text:span></text:p>
          <text:p text:style-name="P1"><text:span text:style-name="T1">Collections</text:span></text:p>
        </draw:rect>
        <draw:connector draw:style-name="gr14" draw:text-style-name="P3" draw:layer="layout" svg:x1="48.657cm" svg:y1="11.298cm" svg:x2="50.043cm" svg:y2="11.301cm" draw:start-shape="id11" draw:start-glue-point="1" draw:end-shape="id77" draw:end-glue-point="3">
          <text:p text:style-name="P4"/>
        </draw:connector>
        <draw:connector draw:style-name="gr41" draw:text-style-name="P3" draw:layer="layout" svg:x1="46.461cm" svg:y1="11.298cm" svg:x2="45.139cm" svg:y2="11.3cm" draw:start-shape="id11" draw:start-glue-point="3" draw:end-shape="id78" draw:end-glue-point="1">
          <text:p text:style-name="P4"/>
        </draw:connector>
        <draw:connector draw:style-name="gr5" draw:text-style-name="P3" draw:layer="layout" svg:x1="43.69cm" svg:y1="11.932cm" svg:x2="46.461cm" svg:y2="13.697cm" draw:start-shape="id78" draw:start-glue-point="2" draw:end-shape="id12" draw:end-glue-point="3">
          <text:p text:style-name="P4"/>
        </draw:connector>
        <draw:connector draw:style-name="gr14" draw:text-style-name="P3" draw:layer="layout" draw:type="lines" draw:line-skew="0.177cm -0.043cm" svg:x1="28.93cm" svg:y1="11.896cm" svg:x2="30.864cm" svg:y2="13.27cm" draw:start-shape="id5" draw:start-glue-point="1" draw:end-shape="id79" draw:end-glue-point="3">
          <text:p text:style-name="P4"/>
        </draw:connector>
        <draw:connector draw:style-name="gr14" draw:text-style-name="P3" draw:layer="layout" draw:type="lines" draw:line-skew="-0.278cm 0.043cm" svg:x1="34.962cm" svg:y1="11.898cm" svg:x2="33.059cm" svg:y2="13.27cm" draw:start-shape="id6" draw:start-glue-point="3" draw:end-shape="id79" draw:end-glue-point="1">
          <text:p text:style-name="P4"/>
        </draw:connector>
        <draw:rect draw:style-name="gr1" draw:text-style-name="P2" draw:id="id79" draw:layer="layout" svg:width="2.195cm" svg:height="1.822cm" svg:x="30.864cm" svg:y="12.359cm" draw:corner-radius="0.5cm">
          <text:p text:style-name="P1"><text:span text:style-name="T1">Edit</text:span></text:p>
          <text:p text:style-name="P1"><text:span text:style-name="T1">Eastings</text:span></text:p>
          <text:p text:style-name="P1"><text:span text:style-name="T1">and</text:span></text:p>
          <text:p text:style-name="P1"><text:span text:style-name="T1">Northings</text:span></text:p>
        </draw:rect>
        <presentation:notes draw:style-name="dp2">
          <draw:page-thumbnail draw:style-name="gr42" draw:layer="layout" svg:width="13.705cm" svg:height="10.279cm" svg:x="3.647cm" svg:y="2.853cm" draw:page-number="1" presentation:class="page"/>
          <draw:frame presentation:style-name="pr1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82.702cm" fo:page-height="59.99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37cm" svg:height="7.498cm" svg:x="2.613cm" svg:y="2cm" draw:page-number="1"/>
      <draw:page-thumbnail draw:layer="backgroundobjects" svg:width="10.337cm" svg:height="7.498cm" svg:x="16.748cm" svg:y="2cm"/>
      <draw:page-thumbnail draw:layer="backgroundobjects" svg:width="10.337cm" svg:height="7.498cm" svg:x="2.613cm" svg:y="11.5cm"/>
      <draw:page-thumbnail draw:layer="backgroundobjects" svg:width="10.337cm" svg:height="7.498cm" svg:x="16.748cm" svg:y="11.5cm"/>
    </style:handout-master>
    <style:master-page style:name="Default" style:page-layout-name="PM1" draw:style-name="dp1">
      <draw:frame presentation:style-name="Default-title" draw:layer="backgroundobjects" svg:width="28.072cm" svg:height="3.172cm" svg:x="3.409cm" svg:y="2.572cm" presentation:class="title" presentation:placeholder="true">
        <draw:text-box/>
      </draw:frame>
      <draw:frame presentation:style-name="Default-outline1" draw:layer="backgroundobjects" svg:width="28.072cm" svg:height="11.968cm" svg:x="3.409cm" svg:y="6.27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4-05-27T12:09:14</meta:creation-date>
    <dc:date>2006-05-10T16:37:56</dc:date>
    <meta:print-date>2005-06-09T14:51:52</meta:print-date>
    <dc:language>en-GB</dc:language>
    <meta:editing-cycles>89</meta:editing-cycles>
    <meta:editing-duration>PT19H58M57S</meta:editing-duration>
    <meta:user-defined meta:name="Info 1"/>
    <meta:user-defined meta:name="Info 2"/>
    <meta:user-defined meta:name="Info 3"/>
    <meta:user-defined meta:name="Info 4"/>
    <meta:document-statistic meta:object-count="236"/>
  </office:meta>
</office:document-meta>
</file>